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f2b" officeooo:paragraph-rsid="0001df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S-fit is a Python application that implements DCDFT periodogram (very basic implementation, mostly nominal) and curve fitting with a combination of the algebraic and trugonometric polynomials.</text:p>
      <text:p text:style-name="P1">The program was inspired by I. L. Andronov’s MCV program.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5T12:01:08.434037146</meta:creation-date>
    <meta:generator>LibreOffice/24.2.7.2$Linux_X86_64 LibreOffice_project/420$Build-2</meta:generator>
    <dc:date>2025-11-15T12:03:52.694273215</dc:date>
    <meta:editing-duration>PT2M46S</meta:editing-duration>
    <meta:editing-cycles>1</meta:editing-cycles>
    <meta:document-statistic meta:table-count="0" meta:image-count="0" meta:object-count="0" meta:page-count="1" meta:paragraph-count="2" meta:word-count="36" meta:character-count="250" meta:non-whitespace-character-count="216"/>
  </office:meta>
</office:document-meta>
</file>